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top="12.00pt" fo:margin-bottom="12.00p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788.00pt" style:leader-style="dotted"/>
          <style:tab-stop style:position="421116.65pt" style:type="right"/>
          <style:tab-stop style:position="-5.00pt"/>
          <style:tab-stop style:position="54.00pt"/>
          <style:tab-stop style:position="65787.05pt" style:leader-style="dotted"/>
          <style:tab-stop style:position="54115.05pt" style:char="." style:type="char"/>
        </style:tab-stops>
      </style:paragraph-properties>
    </style:style>
    <style:style style:name="P3" style:family="paragraph">
      <style:paragraph-properties fo:line-height="100.00%" fo:text-align="justify" fo:margin-top="12.00pt"/>
    </style:style>
    <style:style style:name="P4" style:family="paragraph">
      <style:paragraph-properties fo:line-height="100.00%" fo:text-align="center" fo:margin-top="12.00pt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788.00pt" style:leader-style="dotted"/>
          <style:tab-stop style:position="421116.65pt" style:type="right"/>
          <style:tab-stop style:position="-5.00pt"/>
          <style:tab-stop style:position="54.00pt"/>
          <style:tab-stop style:position="65787.05pt" style:leader-style="dotted"/>
          <style:tab-stop style:position="54115.05pt" style:char="." style:type="char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7" style:family="paragraph">
      <style:paragraph-properties fo:line-height="100.00%" fo:text-align="center" fo:margin-top="12.00pt"/>
    </style:style>
    <style:style style:name="P8" style:family="paragraph">
      <style:paragraph-properties fo:line-height="100.00%" fo:text-align="justify" fo:margin-top="12.00pt"/>
    </style:style>
    <style:style style:name="P9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0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1" style:family="paragraph">
      <style:paragraph-properties fo:line-height="100.00%" fo:text-align="center" fo:margin-top="12.00pt"/>
    </style:style>
    <style:style style:name="P12" style:family="paragraph">
      <style:paragraph-properties fo:line-height="100.00%" fo:text-align="justify" fo:margin-top="12.00pt"/>
    </style:style>
    <style:style style:name="P13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4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5" style:family="paragraph">
      <style:paragraph-properties fo:line-height="100.00%" fo:text-align="center" fo:margin-top="12.00pt"/>
    </style:style>
    <style:style style:name="P16" style:family="paragraph">
      <style:paragraph-properties fo:line-height="100.00%" fo:text-align="justify" fo:margin-top="12.00p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9" style:family="paragraph">
      <style:paragraph-properties fo:line-height="100.00%" fo:text-align="center" fo:margin-top="12.00pt"/>
    </style:style>
    <style:style style:name="P20" style:family="paragraph">
      <style:paragraph-properties fo:line-height="100.00%" fo:text-align="justify" fo:margin-top="12.00pt"/>
    </style:style>
    <style:style style:name="P21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3" style:family="paragraph">
      <style:paragraph-properties fo:line-height="100.00%" fo:text-align="center" fo:margin-top="12.00pt"/>
    </style:style>
    <style:style style:name="P24" style:family="paragraph">
      <style:paragraph-properties fo:line-height="100.00%" fo:text-align="justify" fo:margin-top="12.00pt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7" style:family="paragraph">
      <style:paragraph-properties fo:line-height="100.00%" fo:text-align="center" fo:margin-top="12.00pt"/>
    </style:style>
    <style:style style:name="P28" style:family="paragraph">
      <style:paragraph-properties fo:line-height="100.00%" fo:text-align="justify" fo:margin-top="12.00pt"/>
    </style:style>
    <style:style style:name="P29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30" style:family="paragraph">
      <style:paragraph-properties fo:line-height="100.00%" fo:text-align="justify" fo:margin-top="12.00pt" fo:margin-bottom="12.00pt"/>
    </style:style>
    <style:style style:name="P31" style:family="paragraph">
      <style:paragraph-properties fo:line-height="115.00%" fo:text-align="left"/>
    </style:style>
    <style:style style:name="TableColumn0100" style:family="table-column">
      <style:table-column-properties style:column-width="0.708333in"/>
    </style:style>
    <style:style style:name="TableColumn0101" style:family="table-column">
      <style:table-column-properties style:column-width="0.819444in"/>
    </style:style>
    <style:style style:name="TableColumn0102" style:family="table-column">
      <style:table-column-properties style:column-width="1.002083in"/>
    </style:style>
    <style:style style:name="TableColumn0103" style:family="table-column">
      <style:table-column-properties style:column-width="1.002083in"/>
    </style:style>
    <style:style style:name="TableColumn0104" style:family="table-column">
      <style:table-column-properties style:column-width="1.002083in"/>
    </style:style>
    <style:style style:name="TableColumn0105" style:family="table-column">
      <style:table-column-properties style:column-width="1.083333in"/>
    </style:style>
    <style:style style:name="TableColumn0106" style:family="table-column">
      <style:table-column-properties style:column-width="0.881250in"/>
    </style:style>
    <style:style style:name="Table01" style:family="table">
      <style:table-properties style:width="6.498611in" fo:margin-left="0.000000in" style:writing-mode="lr" table:align="left" style:may-break-between-rows="true"/>
    </style:style>
    <style:style style:name="TableRow0100" style:family="table-row">
      <style:table-row-properties style:min-row-height="0.711806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2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3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4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5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6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Row0101" style:family="table-row">
      <style:table-row-properties style:min-row-height="4.858333in"/>
    </style:style>
    <style:style style:name="TableCell0101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1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2.732639in"/>
    </style:style>
    <style:style style:name="TableCell0102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2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1.086806in"/>
    </style:style>
    <style:style style:name="TableCell0103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3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 style:min-row-height="1.274306in"/>
    </style:style>
    <style:style style:name="TableCell0104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4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 style:min-row-height="0.899306in"/>
    </style:style>
    <style:style style:name="TableCell0105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5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6" style:family="table-row">
      <style:table-row-properties style:min-row-height="2.211806in"/>
    </style:style>
    <style:style style:name="TableCell0106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6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5Ws + How analysis for the 6 entities in WalStore Operations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>
            <text:p text:style-name="P3"><text:span text:style-name="T3"><text:s/></text:span><text:span text:style-name="T4"/></text:p>
          </table:table-cell>
          <table:table-cell table:style-name="TableCell010001">
            <text:p text:style-name="P4"><text:span text:style-name="T5">Supplier</text:span><text:span text:style-name="T6"/></text:p>
          </table:table-cell>
          <table:table-cell table:style-name="TableCell010002">
            <text:p text:style-name="P4"><text:span text:style-name="T7">Warehouse Transporter</text:span><text:span text:style-name="T8"/></text:p>
          </table:table-cell>
          <table:table-cell table:style-name="TableCell010003">
            <text:p text:style-name="P4"><text:span text:style-name="T9">Warehouse</text:span><text:span text:style-name="T10"/></text:p>
          </table:table-cell>
          <table:table-cell table:style-name="TableCell010004">
            <text:p text:style-name="P4"><text:span text:style-name="T11">Warehouse-to-store transporter</text:span><text:span text:style-name="T12"/></text:p>
          </table:table-cell>
          <table:table-cell table:style-name="TableCell010005">
            <text:p text:style-name="P4"><text:span text:style-name="T13">Store</text:span><text:span text:style-name="T14"/></text:p>
          </table:table-cell>
          <table:table-cell table:style-name="TableCell010006">
            <text:p text:style-name="P4"><text:span text:style-name="T15">Customer</text:span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What?</text:span><text:span text:style-name="T18"/></text:p>
          </table:table-cell>
          <table:table-cell table:style-name="TableCell010101">
            <text:p text:style-name="P8"><text:span text:style-name="T19">what are the goods need to be produce accoding to the damand and season?</text:span></text:p>
            <text:p text:style-name="P8"><text:span text:style-name="T19">what are the goods need to supplied to warehouses? </text:span></text:p>
            <text:p text:style-name="P8"><text:span text:style-name="T19"><text:s/></text:span></text:p>
            <text:p text:style-name="P8"><text:span text:style-name="T19">What are the types of contracts they have?</text:span><text:span text:style-name="T20"/></text:p>
          </table:table-cell>
          <table:table-cell table:style-name="TableCell010102">
            <text:p text:style-name="P8"><text:span text:style-name="T21">what are best ways to transport the goods on time ?</text:span></text:p>
            <text:p text:style-name="P8"><text:span text:style-name="T21">what are development and equipments requied fro transportation?</text:span></text:p>
            <text:p text:style-name="P8"><text:span text:style-name="T21">what has to be tansported to warehoues?</text:span></text:p>
            <text:p text:style-name="P8"><text:span text:style-name="T21">what the modes used by the tansporter for goods?</text:span><text:span text:style-name="T22"/></text:p>
          </table:table-cell>
          <table:table-cell table:style-name="TableCell010103">
            <text:p text:style-name="P8"><text:span text:style-name="T23">what is the location for warehoues?</text:span></text:p>
            <text:p text:style-name="P8"><text:span text:style-name="T23">what type of warehouses requied?</text:span></text:p>
            <text:p text:style-name="P8"><text:span text:style-name="T23">what is the size of the warehouse?</text:span></text:p>
            <text:p text:style-name="P8"><text:span text:style-name="T24"/></text:p>
          </table:table-cell>
          <table:table-cell table:style-name="TableCell010104">
            <text:p text:style-name="P8"><text:span text:style-name="T25">what is the operations and plans that is required?</text:span></text:p>
            <text:p text:style-name="P8"><text:span text:style-name="T25">what is the best way to store more goods?</text:span></text:p>
            <text:p text:style-name="P8"><text:span text:style-name="T25">what are the requied equpiment and develpments?</text:span><text:span text:style-name="T26"/></text:p>
          </table:table-cell>
          <table:table-cell table:style-name="TableCell010105">
            <text:p text:style-name="P8"><text:span text:style-name="T27">What is the size of the buffer supply area?</text:span></text:p>
            <text:p text:style-name="P8"><text:span text:style-name="T27"><text:s/></text:span></text:p>
            <text:p text:style-name="P8"><text:span text:style-name="T27">what is the stock quality and quanty of<text:s text:c="2"/>goods?</text:span><text:span text:style-name="T28"/></text:p>
          </table:table-cell>
          <table:table-cell table:style-name="TableCell010106">
            <text:p text:style-name="P8"><text:span text:style-name="T29">what are the customer requirement?</text:span></text:p>
            <text:p text:style-name="P8"><text:span text:style-name="T29"><text:s/></text:span></text:p>
            <text:p text:style-name="P8"><text:span text:style-name="T29">what type of customer visit the market?</text:span></text:p>
            <text:p text:style-name="P8"><text:span text:style-name="T29">what quantity of goods purchased by the customer?</text:span><text:span text:style-name="T30"/></text:p>
          </table:table-cell>
        </table:table-row>
        <table:table-row table:style-name="TableRow0102">
          <table:table-cell table:style-name="TableCell010200">
            <text:p text:style-name="P11"><text:span text:style-name="T31">How?</text:span><text:span text:style-name="T32"/></text:p>
          </table:table-cell>
          <table:table-cell table:style-name="TableCell010201">
            <text:p text:style-name="P12"><text:span text:style-name="T33">how supplier meets the requirement?</text:span></text:p>
            <text:p text:style-name="P12"><text:span text:style-name="T33">how he is packing the goods and maintaning the quality?</text:span><text:span text:style-name="T34"/></text:p>
          </table:table-cell>
          <table:table-cell table:style-name="TableCell010202">
            <text:p text:style-name="P12"><text:span text:style-name="T35">how tansporter is tansporting the good?</text:span></text:p>
            <text:p text:style-name="P12"><text:span text:style-name="T36"/></text:p>
          </table:table-cell>
          <table:table-cell table:style-name="TableCell010203">
            <text:p text:style-name="P12"><text:span text:style-name="T37">how warehouse stock is managed?</text:span></text:p>
            <text:p text:style-name="P12"><text:span text:style-name="T37">how warehouse are is utilised?</text:span><text:span text:style-name="T38"/></text:p>
          </table:table-cell>
          <table:table-cell table:style-name="TableCell010204">
            <text:p text:style-name="P12"><text:span text:style-name="T39">How are the schedules arrived at?</text:span></text:p>
            <text:p text:style-name="P12"><text:span text:style-name="T39">how the goods transported to store?</text:span><text:span text:style-name="T40"/></text:p>
          </table:table-cell>
          <table:table-cell table:style-name="TableCell010205">
            <text:p text:style-name="P12"><text:span text:style-name="T41">how store stock is managed?</text:span></text:p>
            <text:p text:style-name="P12"><text:span text:style-name="T41"><text:s/></text:span></text:p>
            <text:p text:style-name="P12"><text:span text:style-name="T41">how the goods are kept in stores?</text:span><text:span text:style-name="T42"/></text:p>
          </table:table-cell>
          <table:table-cell table:style-name="TableCell010206">
            <text:p text:style-name="P12"><text:span text:style-name="T43">How is the store layout optimized?</text:span></text:p>
            <text:p text:style-name="P12"><text:span text:style-name="T43">how customer is satisfied the service?<text:s/></text:span><text:span text:style-name="T44"/></text:p>
          </table:table-cell>
        </table:table-row>
        <table:table-row table:style-name="TableRow0103">
          <table:table-cell table:style-name="TableCell010300">
            <text:p text:style-name="P15"><text:span text:style-name="T45">Who?</text:span><text:span text:style-name="T46"/></text:p>
          </table:table-cell>
          <table:table-cell table:style-name="TableCell010301">
            <text:p text:style-name="P16"><text:span text:style-name="T47">who is the supplier?</text:span></text:p>
            <text:p text:style-name="P16"><text:span text:style-name="T48"/></text:p>
          </table:table-cell>
          <table:table-cell table:style-name="TableCell010302">
            <text:p text:style-name="P16"><text:span text:style-name="T49">Who are the transporters?</text:span><text:span text:style-name="T50"/></text:p>
          </table:table-cell>
          <table:table-cell table:style-name="TableCell010303">
            <text:p text:style-name="P16"><text:span text:style-name="T51">who is the warehouse manager?<text:s/></text:span><text:span text:style-name="T52"/></text:p>
          </table:table-cell>
          <table:table-cell table:style-name="TableCell010304">
            <text:p text:style-name="P16"><text:span text:style-name="T53">who is the warehouse store tansporter?</text:span><text:span text:style-name="T54"/></text:p>
          </table:table-cell>
          <table:table-cell table:style-name="TableCell010305">
            <text:p text:style-name="P16"><text:span text:style-name="T55">who orders the goods required for store?<text:s/></text:span><text:span text:style-name="T56"/></text:p>
          </table:table-cell>
          <table:table-cell table:style-name="TableCell010306">
            <text:p text:style-name="P16"><text:span text:style-name="T57">who is customer?</text:span></text:p>
            <text:p text:style-name="P16"><text:span text:style-name="T57">who is customer manager?</text:span><text:span text:style-name="T58"/></text:p>
          </table:table-cell>
        </table:table-row>
        <table:table-row table:style-name="TableRow0104">
          <table:table-cell table:style-name="TableCell010400">
            <text:p text:style-name="P19"><text:span text:style-name="T59">When?</text:span><text:span text:style-name="T60"/></text:p>
          </table:table-cell>
          <table:table-cell table:style-name="TableCell010401">
            <text:p text:style-name="P20"><text:span text:style-name="T61"><text:s/>when supplier send the goods?</text:span><text:span text:style-name="T62"/></text:p>
          </table:table-cell>
          <table:table-cell table:style-name="TableCell010402">
            <text:p text:style-name="P20"><text:span text:style-name="T63">when transporter reaches the warehouse?</text:span><text:span text:style-name="T64"/></text:p>
          </table:table-cell>
          <table:table-cell table:style-name="TableCell010403">
            <text:p text:style-name="P20"><text:span text:style-name="T65">When do the warehouses receive goods from the transporters?</text:span><text:span text:style-name="T66"/></text:p>
          </table:table-cell>
          <table:table-cell table:style-name="TableCell010404">
            <text:p text:style-name="P20"><text:span text:style-name="T67">when is the goods sent from the warehouse to store?</text:span><text:span text:style-name="T68"/></text:p>
          </table:table-cell>
          <table:table-cell table:style-name="TableCell010405">
            <text:p text:style-name="P20"><text:span text:style-name="T69">when is the goods recevied at store?</text:span><text:span text:style-name="T70"/></text:p>
          </table:table-cell>
          <table:table-cell table:style-name="TableCell010406">
            <text:p text:style-name="P20"><text:span text:style-name="T71">When do customer visit the store?</text:span><text:span text:style-name="T72"/></text:p>
          </table:table-cell>
        </table:table-row>
        <table:table-row table:style-name="TableRow0105">
          <table:table-cell table:style-name="TableCell010500">
            <text:p text:style-name="P23"><text:span text:style-name="T73">Where?</text:span><text:span text:style-name="T74"/></text:p>
          </table:table-cell>
          <table:table-cell table:style-name="TableCell010501">
            <text:p text:style-name="P24"><text:span text:style-name="T75">Where are the suppliers located?</text:span><text:span text:style-name="T76"/></text:p>
          </table:table-cell>
          <table:table-cell table:style-name="TableCell010502">
            <text:p text:style-name="P24"><text:span text:style-name="T77"><text:s/>where tansporter delivier the goods in warehouse?</text:span><text:span text:style-name="T78"/></text:p>
          </table:table-cell>
          <table:table-cell table:style-name="TableCell010503">
            <text:p text:style-name="P24"><text:span text:style-name="T79">where is the goods stored in warehouse?</text:span><text:span text:style-name="T80"/></text:p>
          </table:table-cell>
          <table:table-cell table:style-name="TableCell010504">
            <text:p text:style-name="P24"><text:span text:style-name="T81">where are good transported?<text:s/></text:span><text:span text:style-name="T82"/></text:p>
          </table:table-cell>
          <table:table-cell table:style-name="TableCell010505">
            <text:p text:style-name="P24"><text:span text:style-name="T83">where is the goods stored in store?</text:span><text:span text:style-name="T84"/></text:p>
          </table:table-cell>
          <table:table-cell table:style-name="TableCell010506">
            <text:p text:style-name="P24"><text:span text:style-name="T85">where is the costumer bill, entry and exit?<text:s/></text:span><text:span text:style-name="T86"/></text:p>
          </table:table-cell>
        </table:table-row>
        <table:table-row table:style-name="TableRow0106">
          <table:table-cell table:style-name="TableCell010600">
            <text:p text:style-name="P27"><text:span text:style-name="T87">Which?</text:span><text:span text:style-name="T88"/></text:p>
          </table:table-cell>
          <table:table-cell table:style-name="TableCell010601">
            <text:p text:style-name="P28"><text:span text:style-name="T89"><text:s/>which quality goods is supplied?</text:span></text:p>
            <text:p text:style-name="P28"><text:span text:style-name="T89">which packaging method is used?</text:span><text:span text:style-name="T90"/></text:p>
          </table:table-cell>
          <table:table-cell table:style-name="TableCell010602">
            <text:p text:style-name="P28"><text:span text:style-name="T91">Which prominent routes are used by the transporters for navigating between the suppliers and the warehouses?</text:span></text:p>
            <text:p text:style-name="P28"><text:span text:style-name="T91">which is vehical is used for tansportation to warehouse?</text:span><text:span text:style-name="T92"/></text:p>
          </table:table-cell>
          <table:table-cell table:style-name="TableCell010603">
            <text:p text:style-name="P28"><text:span text:style-name="T93">which place is warehouse located?</text:span></text:p>
            <text:p text:style-name="P28"><text:span text:style-name="T94"/></text:p>
          </table:table-cell>
          <table:table-cell table:style-name="TableCell010604">
            <text:p text:style-name="P28"><text:span text:style-name="T95">which opeations are performed for loading and unloading the goods?</text:span><text:span text:style-name="T96"/></text:p>
          </table:table-cell>
          <table:table-cell table:style-name="TableCell010605">
            <text:p text:style-name="P28"><text:span text:style-name="T97"><text:s/>which type of store?</text:span><text:span text:style-name="T98"/></text:p>
          </table:table-cell>
          <table:table-cell table:style-name="TableCell010606">
            <text:p text:style-name="P28"><text:span text:style-name="T99"><text:s/>which are the goods sold most to customer?</text:span><text:span text:style-name="T100"/></text:p>
          </table:table-cell>
        </table:table-row>
      </table:table>
      <text:p text:style-name="P30"><text:span text:style-name="T101"><text:s/></text:span></text:p>
      <text:p text:style-name="P30"><text:span text:style-name="T102"/></text:p>
      <text:p text:style-name="P31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